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.27mm" svg:y="63.42mm">
            <draw:object draw:notify-on-update-of-ranges="Hoja1.A1:Hoja1.A1 Hoja1.A2:Hoja1.A14 Hoja1.B1:Hoja1.B1 Hoja1.B2:Hoja1.B14 Hoja1.A1:Hoja1.A1 Hoja1.A2:Hoja1.A14 Hoja1.C1:Hoja1.C1 Hoja1.C2:Hoja1.C14 Hoja1.A1:Hoja1.A1 Hoja1.A2:Hoja1.A14 Hoja1.D1:Hoja1.D1 Hoja1.D2:Hoja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.º de componentes</text:p>
          </table:table-cell>
          <table:table-cell office:value-type="string" calcext:value-type="string">
            <text:p>Tiempos secuencial</text:p>
          </table:table-cell>
          <table:table-cell office:value-type="string" calcext:value-type="string">
            <text:p>Tiempos for</text:p>
          </table:table-cell>
          <table:table-cell office:value-type="string" calcext:value-type="string">
            <text:p>Tiempos sectio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01706" calcext:value-type="float">
            <text:p>0,001706</text:p>
          </table:table-cell>
          <table:table-cell office:value-type="float" office:value="0.000051" calcext:value-type="float">
            <text:p>5,1E-0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1" calcext:value-type="float">
            <text:p>1E-0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233" calcext:value-type="float">
            <text:p>0,0002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86" calcext:value-type="float">
            <text:p>0,000886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435" calcext:value-type="float">
            <text:p>0,00043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763" calcext:value-type="float">
            <text:p>0,00176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803" calcext:value-type="float">
            <text:p>0,00080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2649" calcext:value-type="float">
            <text:p>0,002649</text:p>
          </table:table-cell>
          <table:table-cell office:value-type="float" office:value="0.002615" calcext:value-type="float">
            <text:p>0,002615</text:p>
          </table:table-cell>
          <table:table-cell office:value-type="float" office:value="0.001627" calcext:value-type="float">
            <text:p>0,00162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254" calcext:value-type="float">
            <text:p>0,005254</text:p>
          </table:table-cell>
          <table:table-cell office:value-type="float" office:value="0.00574" calcext:value-type="float">
            <text:p>0,00574</text:p>
          </table:table-cell>
          <table:table-cell office:value-type="float" office:value="0.002959" calcext:value-type="float">
            <text:p>0,00295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9453" calcext:value-type="float">
            <text:p>0,009453</text:p>
          </table:table-cell>
          <table:table-cell office:value-type="float" office:value="0.006134" calcext:value-type="float">
            <text:p>0,006134</text:p>
          </table:table-cell>
          <table:table-cell office:value-type="float" office:value="0.007772" calcext:value-type="float">
            <text:p>0,00777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17396" calcext:value-type="float">
            <text:p>0,017396</text:p>
          </table:table-cell>
          <table:table-cell office:value-type="float" office:value="0.010402" calcext:value-type="float">
            <text:p>0,010402</text:p>
          </table:table-cell>
          <table:table-cell office:value-type="float" office:value="0.014451" calcext:value-type="float">
            <text:p>0,014451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32421" calcext:value-type="float">
            <text:p>0,032421</text:p>
          </table:table-cell>
          <table:table-cell office:value-type="float" office:value="0.019208" calcext:value-type="float">
            <text:p>0,019208</text:p>
          </table:table-cell>
          <table:table-cell office:value-type="float" office:value="0.016713" calcext:value-type="float">
            <text:p>0,01671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6415" calcext:value-type="float">
            <text:p>0,06415</text:p>
          </table:table-cell>
          <table:table-cell office:value-type="float" office:value="0.034227" calcext:value-type="float">
            <text:p>0,034227</text:p>
          </table:table-cell>
          <table:table-cell office:value-type="float" office:value="0.042311" calcext:value-type="float">
            <text:p>0,042311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134257" calcext:value-type="float">
            <text:p>0,134257</text:p>
          </table:table-cell>
          <table:table-cell office:value-type="float" office:value="0.064204" calcext:value-type="float">
            <text:p>0,064204</text:p>
          </table:table-cell>
          <table:table-cell office:value-type="float" office:value="0.09687" calcext:value-type="float">
            <text:p>0,09687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257259" calcext:value-type="float">
            <text:p>0,257259</text:p>
          </table:table-cell>
          <table:table-cell office:value-type="float" office:value="0.12342" calcext:value-type="float">
            <text:p>0,12342</text:p>
          </table:table-cell>
          <table:table-cell office:value-type="float" office:value="0.13906" calcext:value-type="float">
            <text:p>0,13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2:52:18.057686087</meta:creation-date>
    <dc:date>2019-03-25T23:02:27.456444820</dc:date>
    <meta:editing-duration>PT10M10S</meta:editing-duration>
    <meta:editing-cycles>1</meta:editing-cycles>
    <meta:document-statistic meta:table-count="1" meta:cell-count="56" meta:object-count="1"/>
    <meta:generator>LibreOffice/6.2.1.2$Linux_X86_64 LibreOffice_project/fa33febaab1da9290dbe6ea4e22bb3a13e549cc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87cm" svg:y="3.703cm" style:legend-expansion="high" chart:style-name="ch2"/>
        <chart:plot-area chart:style-name="ch3" table:cell-range-address="Hoja1.A1:Hoja1.D14" chart:data-source-has-labels="row" svg:x="1.331cm" svg:y="0.18cm" svg:width="9.936cm" svg:height="7.659cm">
          <chartooo:coordinate-region svg:x="2.243cm" svg:y="0.38cm" svg:width="8.281cm" svg:height="6.812cm"/>
          <chart:axis chart:dimension="x" chart:name="primary-x" chart:style-name="ch4">
            <chart:title svg:x="4.482cm" svg:y="8.019cm" chart:style-name="ch5">
              <text:p>Componentes del vector</text:p>
            </chart:title>
          </chart:axis>
          <chart:axis chart:dimension="y" chart:name="primary-y" chart:style-name="ch4">
            <chart:title svg:x="0.451cm" svg:y="4.609cm" chart:style-name="ch6">
              <text:p>Tiempo</text:p>
            </chart:title>
            <chart:grid chart:style-name="ch7" chart:class="major"/>
          </chart:axis>
          <chart:series chart:style-name="ch8" chart:values-cell-range-address="Hoja1.B2:Hoja1.B14" chart:label-cell-address="Hoja1.B1:Hoja1.B1" chart:class="chart:scatter">
            <chart:domain table:cell-range-address="Hoja1.A2:Hoja1.A14"/>
            <chart:data-point chart:repeated="13"/>
          </chart:series>
          <chart:series chart:style-name="ch9" chart:values-cell-range-address="Hoja1.C2:Hoja1.C14" chart:label-cell-address="Hoja1.C1:Hoja1.C1" chart:class="chart:scatter">
            <chart:data-point chart:repeated="13"/>
          </chart:series>
          <chart:series chart:style-name="ch10" chart:values-cell-range-address="Hoja1.D2:Hoja1.D14" chart:label-cell-address="Hoja1.D1:Hoja1.D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s secuencial</text:p>
                <draw:g>
                  <svg:desc>Hoja1.B1:Hoja1.B1</svg:desc>
                </draw:g>
              </table:table-cell>
              <table:table-cell office:value-type="string">
                <text:p>Tiempos for</text:p>
                <draw:g>
                  <svg:desc>Hoja1.C1:Hoja1.C1</svg:desc>
                </draw:g>
              </table:table-cell>
              <table:table-cell office:value-type="string">
                <text:p>Tiempos section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2:Hoja1.A14</svg:desc>
                </draw:g>
              </table:table-cell>
              <table:table-cell office:value-type="float" office:value="0.000123">
                <text:p>0.000123</text:p>
                <draw:g>
                  <svg:desc>Hoja1.B2:Hoja1.B14</svg:desc>
                </draw:g>
              </table:table-cell>
              <table:table-cell office:value-type="float" office:value="0.001706">
                <text:p>0.001706</text:p>
                <draw:g>
                  <svg:desc>Hoja1.C2:Hoja1.C14</svg:desc>
                </draw:g>
              </table:table-cell>
              <table:table-cell office:value-type="float" office:value="0.000051">
                <text:p>0.000051</text:p>
                <draw:g>
                  <svg:desc>Hoja1.D2:Hoja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2">
                <text:p>0.00022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445">
                <text:p>0.000445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886">
                <text:p>0.000886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763">
                <text:p>0.001763</text:p>
              </table:table-cell>
              <table:table-cell office:value-type="float" office:value="0.00023">
                <text:p>0.00023</text:p>
              </table:table-cell>
              <table:table-cell office:value-type="float" office:value="0.000803">
                <text:p>0.000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649">
                <text:p>0.002649</text:p>
              </table:table-cell>
              <table:table-cell office:value-type="float" office:value="0.002615">
                <text:p>0.002615</text:p>
              </table:table-cell>
              <table:table-cell office:value-type="float" office:value="0.001627">
                <text:p>0.001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254">
                <text:p>0.005254</text:p>
              </table:table-cell>
              <table:table-cell office:value-type="float" office:value="0.00574">
                <text:p>0.00574</text:p>
              </table:table-cell>
              <table:table-cell office:value-type="float" office:value="0.002959">
                <text:p>0.002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9453">
                <text:p>0.009453</text:p>
              </table:table-cell>
              <table:table-cell office:value-type="float" office:value="0.006134">
                <text:p>0.006134</text:p>
              </table:table-cell>
              <table:table-cell office:value-type="float" office:value="0.007772">
                <text:p>0.00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7396">
                <text:p>0.017396</text:p>
              </table:table-cell>
              <table:table-cell office:value-type="float" office:value="0.010402">
                <text:p>0.010402</text:p>
              </table:table-cell>
              <table:table-cell office:value-type="float" office:value="0.014451">
                <text:p>0.014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32421">
                <text:p>0.032421</text:p>
              </table:table-cell>
              <table:table-cell office:value-type="float" office:value="0.019208">
                <text:p>0.019208</text:p>
              </table:table-cell>
              <table:table-cell office:value-type="float" office:value="0.016713">
                <text:p>0.016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6415">
                <text:p>0.06415</text:p>
              </table:table-cell>
              <table:table-cell office:value-type="float" office:value="0.034227">
                <text:p>0.034227</text:p>
              </table:table-cell>
              <table:table-cell office:value-type="float" office:value="0.042311">
                <text:p>0.042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34257">
                <text:p>0.134257</text:p>
              </table:table-cell>
              <table:table-cell office:value-type="float" office:value="0.064204">
                <text:p>0.064204</text:p>
              </table:table-cell>
              <table:table-cell office:value-type="float" office:value="0.09687">
                <text:p>0.09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257259">
                <text:p>0.257259</text:p>
              </table:table-cell>
              <table:table-cell office:value-type="float" office:value="0.12342">
                <text:p>0.12342</text:p>
              </table:table-cell>
              <table:table-cell office:value-type="float" office:value="0.13906">
                <text:p>0.13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fa33febaab1da9290dbe6ea4e22bb3a13e549cc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